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33">
            <text:p>1533</text:p>
          </table:table-cell>
          <table:table-cell table:style-name="ce23" office:value-type="float" office:value="125">
            <text:p>1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72">
            <text:p>772</text:p>
          </table:table-cell>
          <table:table-cell table:style-name="ce23" office:value-type="float" office:value="132">
            <text:p>1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22">
            <text:p>1322</text:p>
          </table:table-cell>
          <table:table-cell table:style-name="ce23" office:value-type="float" office:value="81">
            <text:p>8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794">
            <text:p>4794</text:p>
          </table:table-cell>
          <table:table-cell table:style-name="ce23" office:value-type="float" office:value="496">
            <text:p>49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82">
            <text:p>68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0">
            <text:p>1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23">
            <text:p>1723</text:p>
          </table:table-cell>
          <table:table-cell table:style-name="ce23" office:value-type="float" office:value="104">
            <text:p>10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72">
            <text:p>3572</text:p>
          </table:table-cell>
          <table:table-cell table:style-name="ce23" office:value-type="float" office:value="296">
            <text:p>29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366">
            <text:p>8366</text:p>
          </table:table-cell>
          <table:table-cell table:style-name="ce23" office:value-type="float" office:value="792">
            <text:p>79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